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f2328" style:font-name="apple-system" fo:font-size="8.39999961853027pt" fo:letter-spacing="normal" fo:font-style="normal" fo:font-weight="normal" officeooo:rsid="001d4129" officeooo:paragraph-rsid="001e912d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text-properties fo:color="#000000" style:font-name="Liberation Serif" fo:font-size="10pt" officeooo:paragraph-rsid="00065f86" style:font-size-asian="10pt" style:font-size-complex="10pt"/>
    </style:style>
    <style:style style:name="P4" style:family="paragraph" style:parent-style-name="Standard">
      <style:text-properties fo:color="#000000" style:font-name="Liberation Serif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Liberation Serif" fo:font-size="10pt" fo:font-weight="bold" officeooo:rsid="001d4129" officeooo:paragraph-rsid="001d4129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Liberation Serif" fo:font-size="10pt" fo:font-weight="normal" officeooo:paragraph-rsid="00065f86" fo:background-color="#ffffd7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10pt" officeooo:paragraph-rsid="00065f86" fo:background-color="#ffffd7" style:font-size-asian="10pt" style:font-size-complex="10pt"/>
    </style:style>
    <style:style style:name="P8" style:family="paragraph" style:parent-style-name="Standard">
      <style:text-properties fo:color="#808080" style:font-name="Liberation Serif" fo:font-size="10pt" fo:font-weight="normal" officeooo:paragraph-rsid="00065f86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808080" style:font-name="Liberation Serif" fo:font-size="10pt" fo:font-weight="normal" officeooo:paragraph-rsid="00065f86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808080" style:font-name="Liberation Serif" fo:font-size="10pt" fo:font-weight="normal" officeooo:rsid="001d4129" officeooo:paragraph-rsid="001e912d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808080" style:font-name="Liberation Serif" fo:font-size="10pt" fo:font-weight="bold" officeooo:rsid="001e9975" officeooo:paragraph-rsid="001e9975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background-color="#ffffd7" loext:char-shading-value="0"/>
    </style:style>
    <style:style style:name="T3" style:family="text">
      <style:text-properties fo:color="#000000" fo:background-color="#ffffd7" loext:char-shading-value="0"/>
    </style:style>
    <style:style style:name="T4" style:family="text">
      <style:text-properties fo:background-color="#ffffd7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-get install gawk wget git-core diffstat unzip texinfo gcc-multilib build-essential chrpath socat cpio python python3 python3-pip python3-pexpect xz-utils debianutils iputils-ping</text:p>
      <text:p text:style-name="P3">sudo apt-get install libsdl1.2-dev xterm</text:p>
      <text:p text:style-name="P3">sudo apt-get install gawk wget git-core diffstat unzip texinfo gcc-multilib build-essential chrpath socat cpio python python3 python3-pip python3-pexpect xz-utils debianutils iputils-ping</text:p>
      <text:p text:style-name="P4">Downloading the Poky source code</text:p>
      <text:p text:style-name="P7">git clone git://git.yoctoproject.org/poky -b rocko</text:p>
      <text:p text:style-name="P4">Preparing the build environment</text:p>
      <text:p text:style-name="P8"><text:span text:style-name="T3">source oe-init-build-env</text:span> [build-directory]</text:p>
      <text:p text:style-name="P4">Knowing the local.conf file</text:p>
      <text:p text:style-name="P8">Here, build-directory is an optional parameter for the name of the directory where the</text:p>
      <text:p text:style-name="P8">environment is set; in case it is not given, it defaults to build . The build-directory is the</text:p>
      <text:p text:style-name="P8">place where we perform the builds.</text:p>
      <text:p text:style-name="P8">When we initialize a build environment, it creates a file called build/conf/local.conf ,</text:p>
      <text:p text:style-name="P8">which is a powerful tool that can configure almost every aspect of the build process</text:p>
      <text:p text:style-name="P4">Building a target image</text:p>
      <text:p text:style-name="P8">We can check the list of available images by running the following command from</text:p>
      <text:p text:style-name="P8">the poky directory:</text:p>
      <text:p text:style-name="P6">$ ls meta*/recipes*/images/*.bb</text:p>
      <text:p text:style-name="P9">The process of building an image for a target is very simple. We must run the following</text:p>
      <text:p text:style-name="P9">command:</text:p>
      <text:p text:style-name="P6">$ bitbake &lt;recipe name&gt;</text:p>
      <text:p text:style-name="P9">We will use MACHINE = "qemuarm" in the following examples. It should</text:p>
      <text:p text:style-name="P9">be set in build/conf/local.conf accordingly.</text:p>
      <text:p text:style-name="P9">For example, to build core-image-full-cmdline , run the following command:</text:p>
      <text:p text:style-name="P6">$ bitbake core-image-full-cmdline</text:p>
      <text:p text:style-name="P5">ОШИБКИ</text:p>
      <text:p text:style-name="P10"><text:span text:style-name="T2"/></text:p>
      <text:p text:style-name="P11"><text:span text:style-name="T1">Тест</text:span></text:p>
      <text:p text:style-name="P1"><text:span text:style-name="T2">$ git clone --depth 1 git://git.savannah.gnu.org/gnulib.git $ cd gnulib $ ./gnulib-tool --create-testdir --dir=testdir freadahead fseeko $ cd testdir $ ./configure &amp;&amp; make &amp;&amp; make check</text:span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0T16:30:01.222649006</dc:date>
    <meta:editing-duration>PT2H7M19S</meta:editing-duration>
    <meta:editing-cycles>27</meta:editing-cycles>
    <meta:document-statistic meta:table-count="0" meta:image-count="0" meta:object-count="0" meta:page-count="1" meta:paragraph-count="27" meta:word-count="240" meta:character-count="1666" meta:non-whitespace-character-count="1456"/>
  </office:meta>
</office:document-meta>
</file>